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F0E0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103cm" style:rel-column-width="11960*"/>
    </style:style>
    <style:style style:name="Tabela1.B" style:family="table-column">
      <style:table-column-properties style:column-width="5.398cm" style:rel-column-width="20806*"/>
    </style:style>
    <style:style style:name="Tabela1.C" style:family="table-column">
      <style:table-column-properties style:column-width="3.695cm" style:rel-column-width="14245*"/>
    </style:style>
    <style:style style:name="Tabela1.D" style:family="table-column">
      <style:table-column-properties style:column-width="4.805cm" style:rel-column-width="18524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764" officeooo:paragraph-rsid="00137764"/>
    </style:style>
    <style:style style:name="P2" style:family="paragraph" style:parent-style-name="Standard">
      <style:text-properties style:font-name="Arial" officeooo:rsid="00137764" officeooo:paragraph-rsid="00137764"/>
    </style:style>
    <style:style style:name="P3" style:family="paragraph" style:parent-style-name="Standard">
      <style:text-properties style:font-name="Arial" fo:font-size="14pt" officeooo:rsid="00137764" officeooo:paragraph-rsid="00137764" style:font-size-asian="14pt" style:font-size-complex="14pt"/>
    </style:style>
    <style:style style:name="P4" style:family="paragraph" style:parent-style-name="Standard">
      <style:text-properties style:font-name="Arial" officeooo:rsid="001fd9a9" officeooo:paragraph-rsid="001fd9a9"/>
    </style:style>
    <style:style style:name="P5" style:family="paragraph" style:parent-style-name="Standard">
      <style:text-properties style:font-name="Arial" fo:font-weight="bold" officeooo:rsid="001fd9a9" officeooo:paragraph-rsid="001fd9a9" style:font-weight-asian="bold" style:font-weight-complex="bold"/>
    </style:style>
    <style:style style:name="P6" style:family="paragraph" style:parent-style-name="Standard">
      <style:text-properties style:font-name="Arial" officeooo:rsid="002247ec" officeooo:paragraph-rsid="002247e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37764" officeooo:paragraph-rsid="00137764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94e31" officeooo:paragraph-rsid="00194e31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9fd6d" officeooo:paragraph-rsid="0019fd6d" style:font-size-asian="14pt" style:font-size-complex="14pt"/>
    </style:style>
    <style:style style:name="P11" style:family="paragraph" style:parent-style-name="Standard">
      <style:text-properties style:font-name="Arial" officeooo:rsid="00137764" officeooo:paragraph-rsid="00137764"/>
    </style:style>
    <style:style style:name="P12" style:family="paragraph" style:parent-style-name="Standard">
      <style:text-properties style:font-name="Arial" officeooo:rsid="003478c9" officeooo:paragraph-rsid="003478c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102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7a102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25a7ac"/>
    </style:style>
    <style:style style:name="T7" style:family="text">
      <style:text-properties officeooo:rsid="0027198f"/>
    </style:style>
    <style:style style:name="T8" style:family="text">
      <style:text-properties officeooo:rsid="0028972d"/>
    </style:style>
    <style:style style:name="T9" style:family="text">
      <style:text-properties officeooo:rsid="002a0c03"/>
    </style:style>
    <style:style style:name="T10" style:family="text">
      <style:text-properties officeooo:rsid="002bc3a3"/>
    </style:style>
    <style:style style:name="T11" style:family="text">
      <style:text-properties officeooo:rsid="002d4de6"/>
    </style:style>
    <style:style style:name="T12" style:family="text">
      <style:text-properties officeooo:rsid="002fde73"/>
    </style:style>
    <style:style style:name="T13" style:family="text">
      <style:text-properties officeooo:rsid="0031c2f9"/>
    </style:style>
    <style:style style:name="T14" style:family="text">
      <style:text-properties officeooo:rsid="00337e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REUNIÃO DE RETROSPECTIVA – <text:span text:style-name="T8">ITERAÇÃO 6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10"><text:span text:style-name="T9">27</text:span>/<text:span text:style-name="T9">10</text:span>/2015</text:p>
          </table:table-cell>
          <table:table-cell table:style-name="Tabela1.A1" office:value-type="string">
            <text:p text:style-name="P8"/>
          </table:table-cell>
          <table:table-cell table:style-name="Tabela1.D1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Local</text:p>
          </table:table-cell>
          <table:table-cell table:style-name="Tabela1.A2" office:value-type="string">
            <text:p text:style-name="P10">Lab/IFPB</text:p>
          </table:table-cell>
          <table:table-cell table:style-name="Tabela1.A2" office:value-type="string">
            <text:p text:style-name="P8"/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Horário</text:p>
          </table:table-cell>
          <table:table-cell table:style-name="Tabela1.A2" office:value-type="string">
            <text:p text:style-name="P10"><text:span text:style-name="T7">20</text:span>:<text:span text:style-name="T7">1</text:span>0 à <text:span text:style-name="T7">20</text:span>:<text:span text:style-name="T6">0</text:span>0</text:p>
          </table:table-cell>
          <table:table-cell table:style-name="Tabela1.A2" office:value-type="string">
            <text:p text:style-name="P8"/>
          </table:table-cell>
          <table:table-cell table:style-name="Tabela1.D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0">Participantes</text:p>
            <text:p text:style-name="P10">(Papel)</text:p>
          </table:table-cell>
          <table:table-cell table:style-name="Tabela1.A2" office:value-type="string">
            <text:p text:style-name="P10">Elisângela de Souza</text:p>
            <text:p text:style-name="P10">(Líder de projeto)</text:p>
          </table:table-cell>
          <table:table-cell table:style-name="Tabela1.A2" office:value-type="string">
            <text:p text:style-name="P10">Cássio Oliveira</text:p>
            <text:p text:style-name="P10">(Gerente de configuração)</text:p>
          </table:table-cell>
          <table:table-cell table:style-name="Tabela1.D2" office:value-type="string">
            <text:p text:style-name="P10">Wilde Arruda</text:p>
            <text:p text:style-name="P10">(Testador)</text:p>
          </table:table-cell>
        </table:table-row>
      </table:table>
      <text:p text:style-name="P7"/>
      <text:p text:style-name="P1"/>
      <text:p text:style-name="P2"><text:span text:style-name="T4">A</text:span><text:span text:style-name="T3">.</text:span><text:span text:style-name="T5"> O que fizemos de bom nessa iteração? </text:span></text:p>
      <text:p text:style-name="P2">- <text:span text:style-name="T10">Progredir na parte de segurança da aplicação;</text:span></text:p>
      <text:p text:style-name="P2">- </text:p>
      <text:p text:style-name="P2"/>
      <text:p text:style-name="P3"><text:span text:style-name="T2">B</text:span><text:span text:style-name="T1">.</text:span> O que poderíamos ter feito melhor nessa iteração? </text:p>
      <text:p text:style-name="P2">- <text:span text:style-name="T12">Desenvolvido mais durante o período de greve;</text:span></text:p>
      <text:p text:style-name="P2">- <text:span text:style-name="T14">Demora para trocar de tecnologia para efetuar o módulo de segurança da aplicação;</text:span></text:p>
      <text:p text:style-name="P2"/>
      <text:p text:style-name="P2"><text:span text:style-name="T4">C</text:span><text:span text:style-name="T3">.</text:span><text:span text:style-name="T5"> O que fizemos de ruim nessa iteração? </text:span></text:p>
      <text:p text:style-name="P2">- <text:span text:style-name="T10">Perdemos um pouco de foco durante a greve;</text:span></text:p>
      <text:p text:style-name="P2">- <text:span text:style-name="T11">Dificuldade de se reunir durante a greve;</text:span></text:p>
      <text:p text:style-name="P2">- <text:span text:style-name="T13">Perda de tempo considerável com a tecnologia Shiro;</text:span></text:p>
      <text:p text:style-name="P2"/>
      <text:p text:style-name="P2"/>
      <text:p text:style-name="P4">Com relação aos pontos ruins que ações devem ser tomadas pela equipe para que os erros não voltem a ocorrer?</text:p>
      <text:p text:style-name="P4"/>
      <text:p text:style-name="P5">Ações:</text:p>
      <text:p text:style-name="P5"/>
      <text:p text:style-name="P12">Membros da equipe se reunirem com mais frequencia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paragraph" svg:x="4.854cm" svg:y="-1.635cm" svg:width="7.292cm" svg:height="2.461cm" draw:z-index="0"><draw:image xlink:href="Pictures/100002010000016100000077DF0E0C11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9:44:49.266151162</meta:creation-date>
    <dc:date>2015-10-27T20:31:45.134807988</dc:date>
    <meta:editing-duration>PT4H23M28S</meta:editing-duration>
    <meta:editing-cycles>32</meta:editing-cycles>
    <meta:generator>LibreOffice/4.4.3.2$Linux_X86_64 LibreOffice_project/40m0$Build-2</meta:generator>
    <meta:document-statistic meta:table-count="1" meta:image-count="1" meta:object-count="0" meta:page-count="1" meta:paragraph-count="28" meta:word-count="140" meta:character-count="820" meta:non-whitespace-character-count="703"/>
  </office:meta>
</office:document-meta>
</file>